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style="italic" style:text-underline-style="solid" style:text-underline-type="single" style:text-underline-width="auto" style:text-underline-color="font-color" fo:font-size="10pt"/>
    </style:style>
    <style:style style:family="table-column" style:name="co0">
      <style:table-column-properties style:column-width="44.17mm"/>
    </style:style>
    <style:style style:family="table-row" style:name="ro0">
      <style:table-row-properties style:row-height="5.57mm"/>
    </style:style>
    <style:style style:family="table-cell" style:name="cel1">
      <style:text-properties fo:font-size="12pt" fo:color="#000000"/>
    </style:style>
    <style:style style:family="table-cell" style:name="cel2">
      <style:table-cell-properties fo:background-color="#ffff00"/>
      <style:text-properties fo:font-weight="bold" fo:font-size="12pt" fo:color="#000000"/>
    </style:style>
    <style:style style:family="table-row" style:name="ro1">
      <style:table-row-properties style:row-height="14.990000000000002mm"/>
    </style:style>
    <style:style style:family="table-cell" style:name="cel3">
      <style:text-properties fo:font-style="italic" fo:font-size="12pt" fo:color="#000000"/>
      <style:paragraph-properties fo:text-align="start"/>
    </style:style>
    <style:style style:family="table-cell" style:name="cel4">
      <style:table-cell-properties fo:background-color="#ff0000"/>
      <style:text-properties fo:font-size="10pt" fo:color="#0000ff"/>
    </style:style>
    <style:style style:family="table-column" style:name="co1">
      <style:table-column-properties style:column-width="22.58mm"/>
    </style:style>
    <style:style style:family="table-cell" style:name="cel5">
      <style:text-properties fo:font-style="italic" fo:font-size="10pt" fo:color="#0000ff"/>
    </style:style>
  </office:automatic-styles>
  <office:body>
    <office:spreadsheet>
      <table:table table:name="Титульный">
        <table:table-column table:style-name="co0"/>
        <table:table-column table:style-name="co0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0">
          <table:table-cell table:style-name="cel0">
            <text:p>Заголовок<text:s/>титульного<text:s/>листа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1">
            <text:p>Строка<text:s/>1</text:p>
          </table:table-cell>
          <table:table-cell table:style-name="cel1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2">
            <text:p>Строка<text:s/>2</text:p>
          </table:table-cell>
          <table:table-cell table:style-name="cel2" office:value-type="float" office:value="23.0">
            <text:p>23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3">
            <text:p>Строка<text:s/>2.1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3">
            <text:p>Строка<text:s/>2.2</text:p>
          </table:table-cell>
          <table:table-cell table:style-name="cel3" office:value-type="float" office:value="92.0">
            <text:p>92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1">
            <text:p>Строка<text:s/>3</text:p>
          </table:table-cell>
          <table:table-cell table:style-name="cel1" office:value-type="float" office:value="11.0">
            <text:p>1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Раздел А">
        <table:table-column table:style-name="co1"/>
        <table:table-column table:style-name="co1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0">
          <table:table-cell table:style-name="cel4">
            <text:p>Позиция<text:s/>1</text:p>
          </table:table-cell>
          <table:table-cell table:style-name="cel5" office:value-type="float" office:value="1.0">
            <text:p>1.0</text:p>
          </table:table-cell>
          <table:table-cell table:style-name="cel5" office:value-type="float" office:value="33.0">
            <text:p>33.0</text:p>
          </table:table-cell>
          <table:table-cell table:style-name="cel5" office:value-type="float" office:value="34.0">
            <text:p>3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4">
            <text:p>Позиция<text:s/>2</text:p>
          </table:table-cell>
          <table:table-cell table:style-name="cel5" office:value-type="float" office:value="93.0">
            <text:p>93.0</text:p>
          </table:table-cell>
          <table:table-cell table:style-name="cel5" office:value-type="float" office:value="9.0">
            <text:p>9.0</text:p>
          </table:table-cell>
          <table:table-cell table:style-name="cel5"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4">
            <text:p>Позиция<text:s/>3</text:p>
          </table:table-cell>
          <table:table-cell table:style-name="cel5" office:value-type="float" office:value="1.0">
            <text:p>1.0</text:p>
          </table:table-cell>
          <table:table-cell table:style-name="cel5" office:value-type="float" office:value="50.0">
            <text:p>50.0</text:p>
          </table:table-cell>
          <table:table-cell table:style-name="cel5" office:value-type="float" office:value="2.0">
            <text:p>2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Раздел Б">
        <table:table-column table:style-name="co1"/>
        <table:table-column table:style-name="co1"/>
        <table:table-row table:style-name="ro0">
          <table:table-cell/>
          <table:table-cell/>
        </table:table-row>
        <table:table-row table:style-name="ro0">
          <table:table-cell/>
          <table:table-cell/>
        </table:table-row>
      </table:table>
    </office:spreadsheet>
  </office:body>
</office:document-content>
</file>